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1.92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Band <text:s text:c="3"/></text:p>
          </table:table-cell>
          <table:table-cell office:value-type="string">
            <text:p>RT60 (T20)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Nejistota měření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[Hz] <text:s text:c="3"/></text:p>
          </table:table-cell>
          <table:table-cell office:value-type="string">
            <text:p>[s] <text:s text:c="5"/></text:p>
          </table:table-cell>
          <table:table-cell table:number-columns-repeated="2"/>
          <table:table-cell office:value-type="string">
            <text:p>[%] <text:s text:c="4"/>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0 <text:s text:c="5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3 <text:s text:c="5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0 <text:s text:c="5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0 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25 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60 <text:s text:c="4"/></text:p>
          </table:table-cell>
          <table:table-cell table:number-columns-repeated="5"/>
          <table:table-cell>
            <draw:frame table:end-cell-address="List1.R34" table:end-x="1.89cm" table:end-y="0.266cm" draw:z-index="1" draw:style-name="gr1" draw:text-style-name="P1" svg:width="22.788cm" svg:height="11.163cm" svg:x="1.684cm" svg:y="0.16cm">
              <draw:object draw:notify-on-update-of-ranges="List1.B3:List1.B26 List1.C1:List1.C1 List1.C3:List1.C26 List1.D3:List1.D26 List1.E3:List1.E26 List1.F1:List1.F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200 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50 <text:s text:c="4"/></text:p>
          </table:table-cell>
          <table:table-cell office:value-type="float" office:value="1.02">
            <text:p>1.0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315 <text:s text:c="4"/></text:p>
          </table:table-cell>
          <table:table-cell office:value-type="float" office:value="0.87">
            <text:p>0.87</text:p>
          </table:table-cell>
          <table:table-cell table:formula="of:=[.C11]/100*(100-[.F11])" office:value-type="float" office:value="0.761337">
            <text:p>0.761337</text:p>
          </table:table-cell>
          <table:table-cell table:formula="of:=[.C11]/100*(100+[.F11])" office:value-type="float" office:value="0.978663">
            <text:p>0.978663</text:p>
          </table:table-cell>
          <table:table-cell office:value-type="float" office:value="12.49">
            <text:p>12.4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00 <text:s text:c="4"/></text:p>
          </table:table-cell>
          <table:table-cell office:value-type="float" office:value="0.93">
            <text:p>0.93</text:p>
          </table:table-cell>
          <table:table-cell table:formula="of:=[.C12]/100*(100-[.F12])" office:value-type="float" office:value="0.834396">
            <text:p>0.834396</text:p>
          </table:table-cell>
          <table:table-cell table:formula="of:=[.C12]/100*(100+[.F12])" office:value-type="float" office:value="1.025604">
            <text:p>1.025604</text:p>
          </table:table-cell>
          <table:table-cell office:value-type="float" office:value="10.28">
            <text:p>10.2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00 <text:s text:c="4"/></text:p>
          </table:table-cell>
          <table:table-cell office:value-type="float" office:value="0.88">
            <text:p>0.88</text:p>
          </table:table-cell>
          <table:table-cell table:formula="of:=[.C13]/100*(100-[.F13])" office:value-type="float" office:value="0.797368">
            <text:p>0.797368</text:p>
          </table:table-cell>
          <table:table-cell table:formula="of:=[.C13]/100*(100+[.F13])" office:value-type="float" office:value="0.962632">
            <text:p>0.962632</text:p>
          </table:table-cell>
          <table:table-cell office:value-type="float" office:value="9.39">
            <text:p>9.3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630 <text:s text:c="4"/></text:p>
          </table:table-cell>
          <table:table-cell office:value-type="float" office:value="0.78">
            <text:p>0.78</text:p>
          </table:table-cell>
          <table:table-cell table:formula="of:=[.C14]/100*(100-[.F14])" office:value-type="float" office:value="0.710658">
            <text:p>0.710658</text:p>
          </table:table-cell>
          <table:table-cell table:formula="of:=[.C14]/100*(100+[.F14])" office:value-type="float" office:value="0.849342">
            <text:p>0.849342</text:p>
          </table:table-cell>
          <table:table-cell office:value-type="float" office:value="8.89">
            <text:p>8.8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00 <text:s text:c="4"/></text:p>
          </table:table-cell>
          <table:table-cell office:value-type="float" office:value="0.74">
            <text:p>0.74</text:p>
          </table:table-cell>
          <table:table-cell table:formula="of:=[.C15]/100*(100-[.F15])" office:value-type="float" office:value="0.679764">
            <text:p>0.679764</text:p>
          </table:table-cell>
          <table:table-cell table:formula="of:=[.C15]/100*(100+[.F15])" office:value-type="float" office:value="0.800236">
            <text:p>0.800236</text:p>
          </table:table-cell>
          <table:table-cell office:value-type="float" office:value="8.14">
            <text:p>8.1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00 <text:s text:c="3"/></text:p>
          </table:table-cell>
          <table:table-cell office:value-type="float" office:value="0.8">
            <text:p>0.8</text:p>
          </table:table-cell>
          <table:table-cell table:formula="of:=[.C16]/100*(100-[.F16])" office:value-type="float" office:value="0.74432">
            <text:p>0.74432</text:p>
          </table:table-cell>
          <table:table-cell table:formula="of:=[.C16]/100*(100+[.F16])" office:value-type="float" office:value="0.85568">
            <text:p>0.85568</text:p>
          </table:table-cell>
          <table:table-cell office:value-type="float" office:value="6.96">
            <text:p>6.9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50 <text:s text:c="3"/></text:p>
          </table:table-cell>
          <table:table-cell office:value-type="float" office:value="0.76">
            <text:p>0.76</text:p>
          </table:table-cell>
          <table:table-cell table:formula="of:=[.C17]/100*(100-[.F17])" office:value-type="float" office:value="0.711436">
            <text:p>0.711436</text:p>
          </table:table-cell>
          <table:table-cell table:formula="of:=[.C17]/100*(100+[.F17])" office:value-type="float" office:value="0.808564">
            <text:p>0.808564</text:p>
          </table:table-cell>
          <table:table-cell office:value-type="float" office:value="6.39">
            <text:p>6.3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00 <text:s text:c="3"/></text:p>
          </table:table-cell>
          <table:table-cell office:value-type="float" office:value="0.77">
            <text:p>0.77</text:p>
          </table:table-cell>
          <table:table-cell table:formula="of:=[.C18]/100*(100-[.F18])" office:value-type="float" office:value="0.726803">
            <text:p>0.726803</text:p>
          </table:table-cell>
          <table:table-cell table:formula="of:=[.C18]/100*(100+[.F18])" office:value-type="float" office:value="0.813197">
            <text:p>0.813197</text:p>
          </table:table-cell>
          <table:table-cell office:value-type="float" office:value="5.61">
            <text:p>5.6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00 <text:s text:c="3"/></text:p>
          </table:table-cell>
          <table:table-cell office:value-type="float" office:value="0.76">
            <text:p>0.76</text:p>
          </table:table-cell>
          <table:table-cell table:formula="of:=[.C19]/100*(100-[.F19])" office:value-type="float" office:value="0.72162">
            <text:p>0.72162</text:p>
          </table:table-cell>
          <table:table-cell table:formula="of:=[.C19]/100*(100+[.F19])" office:value-type="float" office:value="0.79838">
            <text:p>0.79838</text:p>
          </table:table-cell>
          <table:table-cell office:value-type="float" office:value="5.05">
            <text:p>5.0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500 <text:s text:c="3"/></text:p>
          </table:table-cell>
          <table:table-cell office:value-type="float" office:value="0.78">
            <text:p>0.78</text:p>
          </table:table-cell>
          <table:table-cell table:formula="of:=[.C20]/100*(100-[.F20])" office:value-type="float" office:value="0.745134">
            <text:p>0.745134</text:p>
          </table:table-cell>
          <table:table-cell table:formula="of:=[.C20]/100*(100+[.F20])" office:value-type="float" office:value="0.814866">
            <text:p>0.814866</text:p>
          </table:table-cell>
          <table:table-cell office:value-type="float" office:value="4.47">
            <text:p>4.4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150 <text:s text:c="3"/></text:p>
          </table:table-cell>
          <table:table-cell office:value-type="float" office:value="0.7">
            <text:p>0.7</text:p>
          </table:table-cell>
          <table:table-cell table:formula="of:=[.C21]/100*(100-[.F21])" office:value-type="float" office:value="0.67053">
            <text:p>0.67053</text:p>
          </table:table-cell>
          <table:table-cell table:formula="of:=[.C21]/100*(100+[.F21])" office:value-type="float" office:value="0.72947">
            <text:p>0.72947</text:p>
          </table:table-cell>
          <table:table-cell office:value-type="float" office:value="4.21">
            <text:p>4.2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000 <text:s text:c="3"/></text:p>
          </table:table-cell>
          <table:table-cell office:value-type="float" office:value="0.69">
            <text:p>0.69</text:p>
          </table:table-cell>
          <table:table-cell table:formula="of:=[.C22]/100*(100-[.F22])" office:value-type="float" office:value="0.663987">
            <text:p>0.663987</text:p>
          </table:table-cell>
          <table:table-cell table:formula="of:=[.C22]/100*(100+[.F22])" office:value-type="float" office:value="0.716013">
            <text:p>0.716013</text:p>
          </table:table-cell>
          <table:table-cell office:value-type="float" office:value="3.77">
            <text:p>3.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000 <text:s text:c="3"/></text:p>
          </table:table-cell>
          <table:table-cell office:value-type="float" office:value="0.64">
            <text:p>0.64</text:p>
          </table:table-cell>
          <table:table-cell table:formula="of:=[.C23]/100*(100-[.F23])" office:value-type="float" office:value="0.617728">
            <text:p>0.617728</text:p>
          </table:table-cell>
          <table:table-cell table:formula="of:=[.C23]/100*(100+[.F23])" office:value-type="float" office:value="0.662272">
            <text:p>0.662272</text:p>
          </table:table-cell>
          <table:table-cell office:value-type="float" office:value="3.48">
            <text:p>3.4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6300 <text:s text:c="3"/></text:p>
          </table:table-cell>
          <table:table-cell office:value-type="float" office:value="0.56">
            <text:p>0.56</text:p>
          </table:table-cell>
          <table:table-cell table:formula="of:=[.C24]/100*(100-[.F24])" office:value-type="float" office:value="0.54124">
            <text:p>0.54124</text:p>
          </table:table-cell>
          <table:table-cell table:formula="of:=[.C24]/100*(100+[.F24])" office:value-type="float" office:value="0.57876">
            <text:p>0.57876</text:p>
          </table:table-cell>
          <table:table-cell office:value-type="float" office:value="3.35">
            <text:p>3.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000 <text:s text:c="3"/></text:p>
          </table:table-cell>
          <table:table-cell office:value-type="float" office:value="0.49">
            <text:p>0.49</text:p>
          </table:table-cell>
          <table:table-cell table:formula="of:=[.C25]/100*(100-[.F25])" office:value-type="float" office:value="0.474418">
            <text:p>0.474418</text:p>
          </table:table-cell>
          <table:table-cell table:formula="of:=[.C25]/100*(100+[.F25])" office:value-type="float" office:value="0.505582">
            <text:p>0.505582</text:p>
          </table:table-cell>
          <table:table-cell office:value-type="float" office:value="3.18">
            <text:p>3.1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000 <text:s text:c="2"/></text:p>
          </table:table-cell>
          <table:table-cell office:value-type="float" office:value="0.4">
            <text:p>0.4</text:p>
          </table:table-cell>
          <table:table-cell table:formula="of:=[.C26]/100*(100-[.F26])" office:value-type="float" office:value="0.38744">
            <text:p>0.38744</text:p>
          </table:table-cell>
          <table:table-cell table:formula="of:=[.C26]/100*(100+[.F26])" office:value-type="float" office:value="0.41256">
            <text:p>0.41256</text:p>
          </table:table-cell>
          <table:table-cell office:value-type="float" office:value="3.14">
            <text:p>3.14</text:p>
          </table:table-cell>
          <table:table-cell table:number-columns-repeated="3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List1.U69" table:end-x="0.989cm" table:end-y="0.319cm" draw:z-index="0" draw:style-name="gr1" draw:text-style-name="P1" svg:width="26.994cm" svg:height="12.791cm" svg:x="1.093cm" svg:y="0.286cm">
              <draw:object draw:notify-on-update-of-ranges="List1.B3:List1.B26 List1.C3:List1.C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29/04/2016</text:date>, <text:time>22:20:1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6-04-29T21:51:17</meta:creation-date>
    <dc:date>2016-04-29T22:20:11</dc:date>
    <dc:creator>Martin Zlámal</dc:creator>
    <meta:editing-duration>PT28M55S</meta:editing-duration>
    <meta:editing-cycles>4</meta:editing-cycles>
    <meta:generator>OpenOffice/4.1.1$Unix OpenOffice.org_project/411m6$Build-9775</meta:generator>
    <meta:document-statistic meta:table-count="3" meta:cell-count="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95cm" svg:height="12.792cm" xlink:href=".." xlink:type="simple" chart:class="chart:bar" chart:style-name="ch1">
        <chart:title svg:x="8.784cm" svg:y="0.391cm" chart:style-name="ch2">
          <text:p>Závislost průměrné doby dozvuku na frekvenci</text:p>
        </chart:title>
        <chart:legend chart:legend-position="end" svg:x="24.652cm" svg:y="6.097cm" style:legend-expansion="high" chart:style-name="ch3"/>
        <chart:plot-area chart:style-name="ch4" table:cell-range-address="List1.B3:List1.C26" chart:data-source-has-labels="column" svg:x="1.55cm" svg:y="1.935cm" svg:width="22.024cm" svg:height="9.621cm">
          <chartooo:coordinate-region svg:x="2.277cm" svg:y="2.135cm" svg:width="21.107cm" svg:height="8.376cm"/>
          <chart:axis chart:dimension="x" chart:name="primary-x" chart:style-name="ch5" chartooo:axis-type="auto">
            <chartooo:date-scale/>
            <chart:title svg:x="12.148cm" svg:y="11.811cm" chart:style-name="ch6">
              <text:p>f [Hz]</text:p>
            </chart:title>
            <chart:categories table:cell-range-address="List1.B3:List1.B26"/>
          </chart:axis>
          <chart:axis chart:dimension="y" chart:name="primary-y" chart:style-name="ch7">
            <chart:title svg:x="0.451cm" svg:y="8.046cm" chart:style-name="ch8">
              <text:p>Doba dozvuku [s]</text:p>
            </chart:title>
            <chart:grid chart:style-name="ch9" chart:class="major"/>
          </chart:axis>
          <chart:series chart:style-name="ch10" chart:values-cell-range-address="List1.C3:List1.C26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50      </text:p>
                <draw:g>
                  <svg:desc>List1.B3:List1.B26</svg:desc>
                </draw:g>
              </table:table-cell>
              <table:table-cell office:value-type="float" office:value="NaN">
                <text:p>NaN</text:p>
                <draw:g>
                  <svg:desc>List1.C3:List1.C26</svg:desc>
                </draw:g>
              </table:table-cell>
            </table:table-row>
            <table:table-row>
              <table:table-cell office:value-type="string">
                <text:p>63 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 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    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     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15     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00     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00     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30     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00     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00    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50    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00    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00    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500    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150    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000   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000    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300    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000    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000   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666666" dr3d:edge-rounding="5%"/>
      <style:text-properties fo:font-size="10pt" style:font-size-asian="10pt" style:font-size-complex="10pt"/>
    </style:style>
    <style:style style:name="ch12" style:family="chart">
      <style:graphic-properties draw:fill-color="#ffffff"/>
    </style:style>
    <style:style style:name="ch13" style:family="chart">
      <style:graphic-properties svg:stroke-color="#b3b3b3" draw:fill-color="#000000"/>
    </style:style>
    <style:style style:name="ch14" style:family="chart">
      <style:graphic-properties svg:stroke-width="0.3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89cm" svg:height="11.164cm" xlink:href=".." xlink:type="simple" chart:class="chart:stock" chart:style-name="ch1">
        <chart:title svg:x="6.681cm" svg:y="0.359cm" chart:style-name="ch2">
          <text:p>Závislost průměrné doby dozvuku na frekvenci</text:p>
        </chart:title>
        <chart:legend chart:legend-position="bottom" svg:x="8.143cm" svg:y="10.381cm" style:legend-expansion="wide" chart:style-name="ch3"/>
        <chart:plot-area chart:style-name="ch4" table:cell-range-address="List1.B3:List1.E26 List1.C1:List1.C1 List1.F1:List1.F1" chart:data-source-has-labels="both" svg:x="1.466cm" svg:y="1.807cm" svg:width="20.413cm" svg:height="7.37cm">
          <chartooo:coordinate-region svg:x="2.193cm" svg:y="2.007cm" svg:width="19.463cm" svg:height="6.125cm"/>
          <chart:axis chart:dimension="x" chart:name="primary-x" chart:style-name="ch5" chartooo:axis-type="auto">
            <chartooo:date-scale/>
            <chart:title svg:x="11.258cm" svg:y="9.4cm" chart:style-name="ch6">
              <text:p>f [Hz]</text:p>
            </chart:title>
            <chart:categories table:cell-range-address="List1.B3:List1.B26"/>
          </chart:axis>
          <chart:axis chart:dimension="y" chart:name="primary-y" chart:style-name="ch7">
            <chart:title svg:x="0.451cm" svg:y="6.793cm" chart:style-name="ch8">
              <text:p>Doba dozvuku [s]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List1.C3:List1.C26" chart:label-cell-address="List1.C1:List1.C1" chart:class="chart:bar">
            <chart:data-point chart:repeated="24"/>
          </chart:series>
          <chart:series chart:values-cell-range-address="List1.D3:List1.D26" chart:attached-axis="primary-y">
            <chart:data-point/>
          </chart:series>
          <chart:series chart:values-cell-range-address="List1.E3:List1.E26" chart:attached-axis="primary-y">
            <chart:data-point/>
          </chart:series>
          <chart:series chart:attached-axis="primary-y">
            <chart:data-point/>
          </chart:series>
          <chart:stock-gain-marker chart:style-name="ch12"/>
          <chart:stock-loss-marker chart:style-name="ch13"/>
          <chart:stock-range-line chart:style-name="ch14"/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60 (T20)</text:p>
                <draw:g>
                  <svg:desc>List1.C1:List1.C1</svg:desc>
                </draw:g>
              </table:table-cell>
              <table:table-cell office:value-type="string">
                <text:p>Sloupec D</text:p>
              </table:table-cell>
              <table:table-cell office:value-type="string">
                <text:p>Sloupec E</text:p>
              </table:table-cell>
            </table:table-row>
          </table:table-header-rows>
          <table:table-rows>
            <table:table-row>
              <table:table-cell office:value-type="string">
                <text:p>50      </text:p>
                <draw:g>
                  <svg:desc>List1.B3:List1.B26</svg:desc>
                </draw:g>
              </table:table-cell>
              <table:table-cell office:value-type="float" office:value="NaN">
                <text:p>NaN</text:p>
                <draw:g>
                  <svg:desc>List1.C3:List1.C26</svg:desc>
                </draw:g>
              </table:table-cell>
              <table:table-cell office:value-type="float" office:value="NaN">
                <text:p>NaN</text:p>
                <draw:g>
                  <svg:desc>List1.D3:List1.D26</svg:desc>
                </draw:g>
              </table:table-cell>
              <table:table-cell office:value-type="float" office:value="NaN">
                <text:p>NaN</text:p>
                <draw:g>
                  <svg:desc>List1.E3:List1.E26</svg:desc>
                </draw:g>
              </table:table-cell>
            </table:table-row>
            <table:table-row>
              <table:table-cell office:value-type="string">
                <text:p>63 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 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    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     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     </text:p>
              </table:table-cell>
              <table:table-cell office:value-type="float" office:value="0.87">
                <text:p>0.87</text:p>
              </table:table-cell>
              <table:table-cell office:value-type="float" office:value="0.761337">
                <text:p>0.761337</text:p>
              </table:table-cell>
              <table:table-cell office:value-type="float" office:value="0.978663">
                <text:p>0.978663</text:p>
              </table:table-cell>
            </table:table-row>
            <table:table-row>
              <table:table-cell office:value-type="string">
                <text:p>400     </text:p>
              </table:table-cell>
              <table:table-cell office:value-type="float" office:value="0.93">
                <text:p>0.93</text:p>
              </table:table-cell>
              <table:table-cell office:value-type="float" office:value="0.834396">
                <text:p>0.834396</text:p>
              </table:table-cell>
              <table:table-cell office:value-type="float" office:value="1.025604">
                <text:p>1.025604</text:p>
              </table:table-cell>
            </table:table-row>
            <table:table-row>
              <table:table-cell office:value-type="string">
                <text:p>500     </text:p>
              </table:table-cell>
              <table:table-cell office:value-type="float" office:value="0.88">
                <text:p>0.88</text:p>
              </table:table-cell>
              <table:table-cell office:value-type="float" office:value="0.797368">
                <text:p>0.797368</text:p>
              </table:table-cell>
              <table:table-cell office:value-type="float" office:value="0.962632">
                <text:p>0.962632</text:p>
              </table:table-cell>
            </table:table-row>
            <table:table-row>
              <table:table-cell office:value-type="string">
                <text:p>630     </text:p>
              </table:table-cell>
              <table:table-cell office:value-type="float" office:value="0.78">
                <text:p>0.78</text:p>
              </table:table-cell>
              <table:table-cell office:value-type="float" office:value="0.710658">
                <text:p>0.710658</text:p>
              </table:table-cell>
              <table:table-cell office:value-type="float" office:value="0.849342">
                <text:p>0.849342</text:p>
              </table:table-cell>
            </table:table-row>
            <table:table-row>
              <table:table-cell office:value-type="string">
                <text:p>800     </text:p>
              </table:table-cell>
              <table:table-cell office:value-type="float" office:value="0.74">
                <text:p>0.74</text:p>
              </table:table-cell>
              <table:table-cell office:value-type="float" office:value="0.679764">
                <text:p>0.679764</text:p>
              </table:table-cell>
              <table:table-cell office:value-type="float" office:value="0.800236">
                <text:p>0.800236</text:p>
              </table:table-cell>
            </table:table-row>
            <table:table-row>
              <table:table-cell office:value-type="string">
                <text:p>1000    </text:p>
              </table:table-cell>
              <table:table-cell office:value-type="float" office:value="0.8">
                <text:p>0.8</text:p>
              </table:table-cell>
              <table:table-cell office:value-type="float" office:value="0.74432">
                <text:p>0.74432</text:p>
              </table:table-cell>
              <table:table-cell office:value-type="float" office:value="0.85568">
                <text:p>0.85568</text:p>
              </table:table-cell>
            </table:table-row>
            <table:table-row>
              <table:table-cell office:value-type="string">
                <text:p>1250    </text:p>
              </table:table-cell>
              <table:table-cell office:value-type="float" office:value="0.76">
                <text:p>0.76</text:p>
              </table:table-cell>
              <table:table-cell office:value-type="float" office:value="0.711436">
                <text:p>0.711436</text:p>
              </table:table-cell>
              <table:table-cell office:value-type="float" office:value="0.808564">
                <text:p>0.808564</text:p>
              </table:table-cell>
            </table:table-row>
            <table:table-row>
              <table:table-cell office:value-type="string">
                <text:p>1600    </text:p>
              </table:table-cell>
              <table:table-cell office:value-type="float" office:value="0.77">
                <text:p>0.77</text:p>
              </table:table-cell>
              <table:table-cell office:value-type="float" office:value="0.726803">
                <text:p>0.726803</text:p>
              </table:table-cell>
              <table:table-cell office:value-type="float" office:value="0.813197">
                <text:p>0.813197</text:p>
              </table:table-cell>
            </table:table-row>
            <table:table-row>
              <table:table-cell office:value-type="string">
                <text:p>2000    </text:p>
              </table:table-cell>
              <table:table-cell office:value-type="float" office:value="0.76">
                <text:p>0.76</text:p>
              </table:table-cell>
              <table:table-cell office:value-type="float" office:value="0.72162">
                <text:p>0.72162</text:p>
              </table:table-cell>
              <table:table-cell office:value-type="float" office:value="0.79838">
                <text:p>0.79838</text:p>
              </table:table-cell>
            </table:table-row>
            <table:table-row>
              <table:table-cell office:value-type="string">
                <text:p>2500    </text:p>
              </table:table-cell>
              <table:table-cell office:value-type="float" office:value="0.78">
                <text:p>0.78</text:p>
              </table:table-cell>
              <table:table-cell office:value-type="float" office:value="0.745134">
                <text:p>0.745134</text:p>
              </table:table-cell>
              <table:table-cell office:value-type="float" office:value="0.814866">
                <text:p>0.814866</text:p>
              </table:table-cell>
            </table:table-row>
            <table:table-row>
              <table:table-cell office:value-type="string">
                <text:p>3150    </text:p>
              </table:table-cell>
              <table:table-cell office:value-type="float" office:value="0.7">
                <text:p>0.7</text:p>
              </table:table-cell>
              <table:table-cell office:value-type="float" office:value="0.67053">
                <text:p>0.67053</text:p>
              </table:table-cell>
              <table:table-cell office:value-type="float" office:value="0.72947">
                <text:p>0.72947</text:p>
              </table:table-cell>
            </table:table-row>
            <table:table-row>
              <table:table-cell office:value-type="string">
                <text:p>4000    </text:p>
              </table:table-cell>
              <table:table-cell office:value-type="float" office:value="0.69">
                <text:p>0.69</text:p>
              </table:table-cell>
              <table:table-cell office:value-type="float" office:value="0.663987">
                <text:p>0.663987</text:p>
              </table:table-cell>
              <table:table-cell office:value-type="float" office:value="0.716013">
                <text:p>0.716013</text:p>
              </table:table-cell>
            </table:table-row>
            <table:table-row>
              <table:table-cell office:value-type="string">
                <text:p>5000    </text:p>
              </table:table-cell>
              <table:table-cell office:value-type="float" office:value="0.64">
                <text:p>0.64</text:p>
              </table:table-cell>
              <table:table-cell office:value-type="float" office:value="0.617728">
                <text:p>0.617728</text:p>
              </table:table-cell>
              <table:table-cell office:value-type="float" office:value="0.662272">
                <text:p>0.662272</text:p>
              </table:table-cell>
            </table:table-row>
            <table:table-row>
              <table:table-cell office:value-type="string">
                <text:p>6300    </text:p>
              </table:table-cell>
              <table:table-cell office:value-type="float" office:value="0.56">
                <text:p>0.56</text:p>
              </table:table-cell>
              <table:table-cell office:value-type="float" office:value="0.54124">
                <text:p>0.54124</text:p>
              </table:table-cell>
              <table:table-cell office:value-type="float" office:value="0.57876">
                <text:p>0.57876</text:p>
              </table:table-cell>
            </table:table-row>
            <table:table-row>
              <table:table-cell office:value-type="string">
                <text:p>8000    </text:p>
              </table:table-cell>
              <table:table-cell office:value-type="float" office:value="0.49">
                <text:p>0.49</text:p>
              </table:table-cell>
              <table:table-cell office:value-type="float" office:value="0.474418">
                <text:p>0.474418</text:p>
              </table:table-cell>
              <table:table-cell office:value-type="float" office:value="0.505582">
                <text:p>0.505582</text:p>
              </table:table-cell>
            </table:table-row>
            <table:table-row>
              <table:table-cell office:value-type="string">
                <text:p>10000   </text:p>
              </table:table-cell>
              <table:table-cell office:value-type="float" office:value="0.4">
                <text:p>0.4</text:p>
              </table:table-cell>
              <table:table-cell office:value-type="float" office:value="0.38744">
                <text:p>0.38744</text:p>
              </table:table-cell>
              <table:table-cell office:value-type="float" office:value="0.41256">
                <text:p>0.41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